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091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ombreNoeud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>
            <draw:frame draw:z-index="0" draw:name="Graphique 6" draw:style-name="gr1" svg:width="5in" svg:height="3in" svg:x="0.0102in" svg:y="0.0114in">
              <draw:object draw:notify-on-update-of-ranges="nombreNoeuds.J8:nombreNoeuds.M8 nombreNoeuds.J9:nombreNoeuds.M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aph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13">
            <text:p>Full</text:p>
          </table:table-cell>
          <table:table-cell office:value-type="string" calcext:value-type="string">
            <text:p>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Nœu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Temps</text:p>
          </table:table-cell>
          <table:table-cell table:formula="of:=[.D17]" office:value-type="float" office:value="0.3" calcext:value-type="float">
            <text:p>0.3</text:p>
          </table:table-cell>
          <table:table-cell table:formula="of:=[.E17]" office:value-type="float" office:value="0.3" calcext:value-type="float">
            <text:p>0.3</text:p>
          </table:table-cell>
          <table:table-cell table:formula="of:=[.F17]" office:value-type="float" office:value="2.6" calcext:value-type="float">
            <text:p>2.6</text:p>
          </table:table-cell>
          <table:table-cell table:formula="of:=[.G17]" office:value-type="float" office:value="202.5" calcext:value-type="float">
            <text:p>202.5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29" calcext:value-type="float">
            <text:p>229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14" calcext:value-type="float">
            <text:p>21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AVERAGE([.D7:.D16])" office:value-type="float" office:value="0.3" calcext:value-type="float">
            <text:p>0.3</text:p>
          </table:table-cell>
          <table:table-cell table:formula="of:=AVERAGE([.D7:.D16])" office:value-type="float" office:value="0.3" calcext:value-type="float">
            <text:p>0.3</text:p>
          </table:table-cell>
          <table:table-cell table:formula="of:=AVERAGE([.E7:.E16])" office:value-type="float" office:value="2.6" calcext:value-type="float">
            <text:p>2.6</text:p>
          </table:table-cell>
          <table:table-cell table:formula="of:=AVERAGE([.G7:.G16])" office:value-type="float" office:value="202.5" calcext:value-type="float">
            <text:p>202.5</text:p>
          </table:table-cell>
          <table:table-cell table:number-columns-repeated="6"/>
          <table:table-cell>
            <draw:frame draw:z-index="1" draw:name="Graphique 12" draw:style-name="gr1" svg:width="5in" svg:height="3.6252in" svg:x="0in" svg:y="0.198in">
              <draw:object draw:notify-on-update-of-ranges="nombreNoeuds.J23:nombreNoeuds.M23 nombreNoeuds.J24:nombreNoeuds.M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13">
            <text:p>Linea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œu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s</text:p>
          </table:table-cell>
          <table:table-cell table:formula="of:=[.D32]" office:value-type="float" office:value="0.4" calcext:value-type="float">
            <text:p>0.4</text:p>
          </table:table-cell>
          <table:table-cell table:formula="of:=[.E32]" office:value-type="float" office:value="0.8" calcext:value-type="float">
            <text:p>0.8</text:p>
          </table:table-cell>
          <table:table-cell table:formula="of:=[.F32]" office:value-type="float" office:value="2.3" calcext:value-type="float">
            <text:p>2.3</text:p>
          </table:table-cell>
          <table:table-cell table:formula="of:=[.G32]" office:value-type="float" office:value="4.6" calcext:value-type="float">
            <text:p>4.6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AVERAGE([.D22:.D31])" office:value-type="float" office:value="0.4" calcext:value-type="float">
            <text:p>0.4</text:p>
          </table:table-cell>
          <table:table-cell table:formula="of:=AVERAGE([.E22:.E31])" office:value-type="float" office:value="0.8" calcext:value-type="float">
            <text:p>0.8</text:p>
          </table:table-cell>
          <table:table-cell table:formula="of:=AVERAGE([.F22:.F31])" office:value-type="float" office:value="2.3" calcext:value-type="float">
            <text:p>2.3</text:p>
          </table:table-cell>
          <table:table-cell table:formula="of:=AVERAGE([.G22:.G31])" office:value-type="float" office:value="4.6" calcext:value-type="float">
            <text:p>4.6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spanned="1" table:number-rows-spanned="1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breArete" table:style-name="ta2"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2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bArêteSu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4:.C5])" office:value-type="float" office:value="20" calcext:value-type="float">
            <text:p>20</text:p>
          </table:table-cell>
          <table:table-cell table:formula="of:=SUM([.D4:.D5])" office:value-type="float" office:value="200" calcext:value-type="float">
            <text:p>200</text:p>
          </table:table-cell>
          <table:table-cell table:formula="of:=SUM([.E4:.E5])" office:value-type="float" office:value="1000" calcext:value-type="float">
            <text:p>1000</text:p>
          </table:table-cell>
          <table:table-cell table:formula="of:=SUM([.F4:.F5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Noeud</text:p>
          </table:table-cell>
          <table:table-cell table:formula="of:=[.C6]" office:value-type="float" office:value="20" calcext:value-type="float">
            <text:p>20</text:p>
          </table:table-cell>
          <table:table-cell table:formula="of:=[.D6]" office:value-type="float" office:value="200" calcext:value-type="float">
            <text:p>200</text:p>
          </table:table-cell>
          <table:table-cell table:formula="of:=[.E6]" office:value-type="float" office:value="1000" calcext:value-type="float">
            <text:p>1000</text:p>
          </table:table-cell>
          <table:table-cell table:formula="of:=[.F6]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emps</text:p>
          </table:table-cell>
          <table:table-cell table:formula="of:=[.C18]" office:value-type="float" office:value="0.7" calcext:value-type="float">
            <text:p>0.7</text:p>
          </table:table-cell>
          <table:table-cell table:formula="of:=[.D18]" office:value-type="float" office:value="2.1" calcext:value-type="float">
            <text:p>2.1</text:p>
          </table:table-cell>
          <table:table-cell table:formula="of:=[.E18]" office:value-type="float" office:value="5.9" calcext:value-type="float">
            <text:p>5.9</text:p>
          </table:table-cell>
          <table:table-cell table:formula="of:=[.F18]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>
            <draw:frame draw:z-index="0" draw:name="Graphique 2" draw:style-name="gr1" svg:width="5in" svg:height="3in" svg:x="0.5835in" svg:y="0.0126in">
              <draw:object draw:notify-on-update-of-ranges="nombreArete.J8:nombreArete.M8 nombreArete.I9:nombreArete.I9 nombreArete.J9:nombreArete.M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AVERAGE([.C8:.C17])" office:value-type="float" office:value="0.7" calcext:value-type="float">
            <text:p>0.7</text:p>
          </table:table-cell>
          <table:table-cell table:formula="of:=AVERAGE([.D8:.D17])" office:value-type="float" office:value="2.1" calcext:value-type="float">
            <text:p>2.1</text:p>
          </table:table-cell>
          <table:table-cell table:formula="of:=AVERAGE([.E8:.E17])" office:value-type="float" office:value="5.9" calcext:value-type="float">
            <text:p>5.9</text:p>
          </table:table-cell>
          <table:table-cell table:formula="of:=AVERAGE([.F8:.F17])"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²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rianne Essienth</meta:initial-creator>
    <meta:creation-date>2023-05-16T13:25:13Z</meta:creation-date>
    <dc:date>2023-05-16T22:06:45.232307708</dc:date>
    <meta:editing-cycles>3</meta:editing-cycles>
    <meta:editing-duration>PT7M4S</meta:editing-duration>
    <meta:document-statistic meta:table-count="2" meta:cell-count="1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1.485cm" svg:y="0.287cm" chart:style-name="ch2">
          <text:p>Temps de générations de graphes totalement connectés en fonction des noeuds</text:p>
        </chart:title>
        <chart:plot-area chart:style-name="ch3" table:cell-range-address="nombreNoeuds.J8:nombreNoeuds.M9" chart:data-source-has-labels="row" svg:x="1.711cm" svg:y="2.482cm" svg:width="10.735cm" svg:height="3.956cm">
          <chart:coordinate-region svg:x="2.447cm" svg:y="2.668cm" svg:width="9.574cm" svg:height="3.15cm"/>
          <chart:axis chart:dimension="x" chart:name="primary-x" chart:style-name="ch4" chartooo:axis-type="text">
            <chart:title svg:x="4.646cm" svg:y="6.591cm" chart:style-name="ch5">
              <text:p>Nombre de noeuds générés</text:p>
            </chart:title>
            <chart:categories table:cell-range-address="nombreNoeuds.J8:nombreNoeuds.M8"/>
          </chart:axis>
          <chart:axis chart:dimension="y" chart:name="primary-y" chart:style-name="ch6">
            <chart:title svg:x="0.451cm" svg:y="7.289cm" chart:style-name="ch7">
              <text:p>Temps d'éxecution (en millisecondes)</text:p>
            </chart:title>
            <chart:grid chart:style-name="ch8" chart:class="major"/>
          </chart:axis>
          <chart:series chart:style-name="ch9" chart:values-cell-range-address="nombreNoeuds.J9:nombreNoeuds.M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nombreNoeuds.J8:nombreNoeuds.M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nombreNoeuds.J9:nombreNoeuds.M9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2.6">
                <text:p>2.6</text:p>
              </table:table-cell>
              <table:table-cell office:value-type="float" office:value="202.5">
                <text:p>20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SysDot" draw:style="rect" draw:dots1="1" draw:dots1-length="0.053cm" draw:distance="0.053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9.208cm" xlink:href=".." xlink:type="simple" chart:class="chart:line" chart:style-name="ch1">
        <chart:title svg:x="1.485cm" svg:y="0.319cm" chart:style-name="ch2">
          <text:p>Temps de générations de graphes totalement connectés en fonction des noeuds</text:p>
        </chart:title>
        <chart:plot-area chart:style-name="ch3" table:cell-range-address="nombreNoeuds.J23:nombreNoeuds.M24" chart:data-source-has-labels="row" svg:x="1.314cm" svg:y="2.546cm" svg:width="11.132cm" svg:height="5.448cm">
          <chart:coordinate-region svg:x="1.944cm" svg:y="2.732cm" svg:width="10.077cm" svg:height="4.642cm"/>
          <chart:axis chart:dimension="x" chart:name="primary-x" chart:style-name="ch4" chartooo:axis-type="text">
            <chart:title svg:x="4.448cm" svg:y="8.179cm" chart:style-name="ch5">
              <text:p>Nombre de noeuds générés</text:p>
            </chart:title>
            <chart:categories table:cell-range-address="nombreNoeuds.J23:nombreNoeuds.M23"/>
          </chart:axis>
          <chart:axis chart:dimension="y" chart:name="primary-y" chart:style-name="ch6">
            <chart:title svg:x="0.451cm" svg:y="8.615cm" chart:style-name="ch7">
              <text:p>Temps d'éxecution (en millisecondes)</text:p>
            </chart:title>
            <chart:grid chart:style-name="ch8" chart:class="major"/>
          </chart:axis>
          <chart:series chart:style-name="ch9" chart:values-cell-range-address="nombreNoeuds.J24:nombreNoeuds.M2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nombreNoeuds.J23:nombreNoeuds.M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nombreNoeuds.J24:nombreNoeuds.M2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SysDot" draw:style="rect" draw:dots1="1" draw:dots1-length="0.053cm" draw:distance="0.053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maximum="14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draw:stroke="dash" draw:stroke-dash="SysDot" svg:stroke-width="0.053cm" svg:stroke-color="#4472c4" svg:stroke-linecap="roun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1.974cm" svg:y="0.287cm" chart:style-name="ch2">
          <text:p>Temps d'exécution en fonction du nombre de noeuds</text:p>
        </chart:title>
        <chart:plot-area chart:style-name="ch3" table:cell-range-address="nombreArete.J8:nombreArete.M9 nombreArete.I9:nombreArete.I9" chart:data-source-has-labels="column" svg:x="0.254cm" svg:y="1.9cm" svg:width="12.192cm" svg:height="5.568cm">
          <chart:coordinate-region svg:x="0.928cm" svg:y="2.086cm" svg:width="11.093cm" svg:height="4.76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nombreArete.J9:nombreArete.M9" chart:label-cell-address="nombreArete.I9:nombreArete.I9" chart:class="chart:scatter">
            <chart:domain table:cell-range-address="nombreArete.J8:nombreArete.M8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nombreArete.J8:nombreArete.M8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Temps</text:p>
                <draw:g>
                  <svg:desc>nombreArete.I9:nombreArete.I9</svg:desc>
                </draw:g>
              </table:table-cell>
              <table:table-cell office:value-type="float" office:value="0.7">
                <text:p>0.7</text:p>
                <draw:g>
                  <svg:desc>nombreArete.J9:nombreArete.M9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5.9">
                <text:p>5.9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SysDot" draw:style="rect" draw:dots1="1" draw:dots1-length="0.053cm" draw:distance="0.053cm"/>
  </office:styles>
</office:document-styles>
</file>